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4a1" officeooo:paragraph-rsid="001684a1"/>
    </style:style>
    <style:style style:name="P2" style:family="paragraph" style:parent-style-name="Standard">
      <style:text-properties officeooo:rsid="0017a406" officeooo:paragraph-rsid="0017a406"/>
    </style:style>
    <style:style style:name="P3" style:family="paragraph" style:parent-style-name="Standard">
      <style:text-properties officeooo:rsid="00181b48" officeooo:paragraph-rsid="00181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2…</text:p>
      <text:p text:style-name="P3">faz qualquer merda aqui ok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18:22:19.052000000</meta:creation-date>
    <dc:date>2022-11-19T19:07:08.757000000</dc:date>
    <meta:editing-duration>PT25M38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" meta:word-count="7" meta:character-count="35" meta:non-whitespace-character-count="29"/>
  </office:meta>
</office:document-meta>
</file>